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fd00" officeooo:paragraph-rsid="0006fd00"/>
    </style:style>
    <style:style style:name="P2" style:family="paragraph" style:parent-style-name="Standard">
      <style:text-properties officeooo:rsid="00082b48" officeooo:paragraph-rsid="0006fd00"/>
    </style:style>
    <style:style style:name="P3" style:family="paragraph" style:parent-style-name="Standard">
      <style:text-properties officeooo:rsid="00086bc8" officeooo:paragraph-rsid="00086bc8"/>
    </style:style>
    <style:style style:name="P4" style:family="paragraph" style:parent-style-name="Standard">
      <style:text-properties officeooo:rsid="000c94e8" officeooo:paragraph-rsid="001090e2"/>
    </style:style>
    <style:style style:name="P5" style:family="paragraph" style:parent-style-name="Standard">
      <style:text-properties officeooo:rsid="0011b081" officeooo:paragraph-rsid="0011b081"/>
    </style:style>
    <style:style style:name="T1" style:family="text">
      <style:text-properties officeooo:rsid="00082b48"/>
    </style:style>
    <style:style style:name="T2" style:family="text">
      <style:text-properties officeooo:rsid="0008afe7"/>
    </style:style>
    <style:style style:name="T3" style:family="text">
      <style:text-properties officeooo:rsid="000a7c87"/>
    </style:style>
    <style:style style:name="T4" style:family="text">
      <style:text-properties officeooo:rsid="000bd538"/>
    </style:style>
    <style:style style:name="T5" style:family="text">
      <style:text-properties officeooo:rsid="000e32a7"/>
    </style:style>
    <style:style style:name="T6" style:family="text">
      <style:text-properties officeooo:rsid="000ef54d"/>
    </style:style>
    <style:style style:name="T7" style:family="text">
      <style:text-properties officeooo:rsid="00111667"/>
    </style:style>
    <style:style style:name="T8" style:family="text">
      <style:text-properties officeooo:rsid="00123bf0"/>
    </style:style>
    <style:style style:name="T9" style:family="text">
      <style:text-properties officeooo:rsid="001439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node values of file1.txt and file2.txt is the same. The files are of the same size and contain the same content. <text:span text:style-name="T1">After editing the content of file2.txt and saving it the contents of file1.txt was also changed.</text:span></text:p>
      <text:p text:style-name="P1"/>
      <text:p text:style-name="P3">After removing file1.txt <text:span text:style-name="T9">then</text:span> file2.txt still existed and its content was unchanged. <text:span text:style-name="T2">The system call used to remove file2.txt was “unlinkat(AT_FDCWD, "file2.txt", 0)”. </text:span><text:span text:style-name="T3">The unlinkat system call will remove the “file2.txt” from it’s directory listing </text:span><text:span text:style-name="T4">and decrement the inode count by 1</text:span><text:span text:style-name="T3">, </text:span><text:span text:style-name="T4">since “file2.txt” is the only link to the file the inode count will equal 0, this allows the kernel to delete the FCB associated with the file freeing the the disk space that the file was using.</text:span></text:p>
      <text:p text:style-name="P2"/>
      <text:p text:style-name="P4">The inodes of file3.txt and file4.txt are unique. <text:span text:style-name="T5">After altering the contents of file4.txt the contents of file3.txt was also changed. </text:span></text:p>
      <text:p text:style-name="P4"/>
      <text:p text:style-name="P4"><text:span text:style-name="T6">After deleting file3.txt and attempting to edit file4.txt I managed to open file4.txt with nano to edit it however it contained no data at all. After typing some text and saving and closing nano, “file3.txt” was created again and contained what I typed into “file4.txt”. </text:span><text:span text:style-name="T7">However the new file3.txt file had a completely different inode number then the old file3.txt file. </text:span></text:p>
      <text:p text:style-name="P4"/>
      <text:p text:style-name="P5">Since the file3.txt file is the only hard link to the file then deleting it will set the inode count to 0 in the directory listing and allow the kernel to free up the disk space it was using. Soft links do not add to the inode count. <text:span text:style-name="T8">After we open and edit file4.txt and save it, the kernel will try to find a FCB associated with the soft link in the directory structure, since we deleted file3 it won’t find an FCB so it will instead create new FCB that is associated with the soft link, update the directory </text:span><text:span text:style-name="T9">listing</text:span><text:span text:style-name="T8"> and write it back to dis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8T02:09:13.447682005</meta:creation-date>
    <meta:generator>LibreOffice/7.3.6.2$Linux_X86_64 LibreOffice_project/30$Build-2</meta:generator>
    <dc:date>2022-12-18T17:42:25.456119286</dc:date>
    <meta:editing-duration>PT43M45S</meta:editing-duration>
    <meta:editing-cycles>12</meta:editing-cycles>
    <meta:document-statistic meta:table-count="0" meta:image-count="0" meta:object-count="0" meta:page-count="1" meta:paragraph-count="5" meta:word-count="306" meta:character-count="1743" meta:non-whitespace-character-count="1440"/>
  </office:meta>
</office:document-meta>
</file>